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465a4" draw:fill="solid" draw:fill-color="#dddddd" fo:min-height="0.396cm"/>
      <style:paragraph-properties style:writing-mode="lr-tb"/>
    </style:style>
    <style:style style:name="gr2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3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4" style:family="graphic" style:parent-style-name="standard">
      <style:graphic-properties draw:stroke="solid" svg:stroke-color="#3465a4" draw:fill="solid" draw:fill-color="#cccccc" fo:min-height="0.396cm"/>
      <style:paragraph-properties style:writing-mode="lr-tb"/>
    </style:style>
    <style:style style:name="gr5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6" style:family="graphic" style:parent-style-name="standard">
      <style:graphic-properties draw:stroke="solid" svg:stroke-color="#3465a4" draw:fill="none" fo:min-height="0.396cm"/>
      <style:paragraph-properties style:writing-mode="lr-tb"/>
    </style:style>
    <style:style style:name="gr7" style:family="graphic" style:parent-style-name="standard" style:list-style-name="L1">
      <style:graphic-properties draw:stroke="solid" svg:stroke-color="#3465a4" draw:fill="none" fo:min-height="0.39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9" style:family="graphic" style:parent-style-name="standard" style:list-style-name="L1">
      <style:graphic-properties draw:stroke="solid" svg:stroke-color="#3465a4" draw:fill="solid" draw:fill-color="#cccccc" fo:min-height="0.396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3465a4" draw:fill="none" draw:fill-color="#dddddd" fo:min-height="0.396cm"/>
      <style:paragraph-properties style:writing-mode="lr-tb"/>
    </style:style>
    <style:style style:name="gr11" style:family="graphic" style:parent-style-name="standard">
      <style:graphic-properties draw:marker-end="Arrow" draw:fill-color="#729fcf" draw:textarea-vertical-align="middle"/>
    </style:style>
    <style:style style:name="gr12" style:family="graphic" style:parent-style-name="standard">
      <style:graphic-properties draw:fill-color="#729fcf" draw:textarea-vertical-align="middle"/>
    </style:style>
    <style:style style:name="gr13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5cm" fo:min-width="4.5cm" fo:padding-top="0.139cm" fo:padding-bottom="0.139cm" fo:padding-left="0.264cm" fo:padding-right="0.264cm"/>
    </style:style>
    <style:style style:name="gr14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1.922cm" fo:min-width="4.472cm" fo:padding-top="0.139cm" fo:padding-bottom="0.139cm" fo:padding-left="0.264cm" fo:padding-right="0.264cm"/>
    </style:style>
    <style:style style:name="gr15" style:family="graphic" style:parent-style-name="standard">
      <style:graphic-properties draw:marker-start="" draw:marker-end="Arrow" draw:fill-color="#729fcf" draw:textarea-vertical-align="middle"/>
    </style:style>
    <style:style style:name="gr16" style:family="graphic" style:parent-style-name="standard">
      <style:graphic-properties draw:stroke="dash" draw:stroke-dash="Fine_20_Dashed" svg:stroke-width="0.028cm" draw:marker-start-width="0.242cm" draw:marker-end-width="0.242cm" draw:fill="none" draw:fill-color="#729fcf" draw:textarea-horizontal-align="justify" draw:textarea-vertical-align="middle" draw:auto-grow-height="false" fo:min-height="2.722cm" fo:min-width="12.672cm" fo:padding-top="0.139cm" fo:padding-bottom="0.139cm" fo:padding-left="0.264cm" fo:padding-right="0.264cm"/>
    </style:style>
    <style:style style:name="gr17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3465a4" draw:fill="solid" draw:fill-color="#dddddd" fo:min-height="0.396cm"/>
      <style:paragraph-properties style:writing-mode="lr-tb"/>
    </style:style>
    <style:style style:name="gr19" style:family="graphic" style:parent-style-name="standard">
      <style:graphic-properties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0pt"/>
    </style:style>
    <style:style style:name="P3" style:family="paragraph">
      <loext:graphic-properties draw:fill="solid" draw:fill-color="#dddddd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cccccc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6" style:family="paragraph">
      <loext:graphic-properties draw:fill="none"/>
      <style:paragraph-properties fo:text-align="center" style:writing-mode="lr-tb"/>
      <style:text-properties fo:font-size="10pt"/>
    </style:style>
    <style:style style:name="P7" style:family="paragraph">
      <loext:graphic-properties draw:fill="none"/>
      <style:paragraph-properties fo:text-align="center" style:writing-mode="lr-tb"/>
      <style:text-properties style:font-name="Liberation Sans" fo:font-size="10pt" style:letter-kerning="true" style:font-name-asian="Microsoft YaHei" style:font-size-asian="10pt" style:font-name-complex="Lucida Sans" style:font-size-complex="10pt"/>
    </style:style>
    <style:style style:name="P8" style:family="paragraph">
      <loext:graphic-properties draw:fill="none" draw:fill-color="#dddddd"/>
      <style:paragraph-properties fo:text-align="center" style:writing-mode="lr-tb"/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style:style style:name="T5" style:family="text">
      <style:text-properties fo:font-size="10pt" fo:language="es" fo:country="ES" style:font-size-asian="10pt" style:language-asian="zh" style:country-asian="CN" style:font-size-complex="10pt" style:language-complex="hi" style:country-complex="IN"/>
    </style:style>
    <style:style style:name="T6" style:family="text">
      <style:text-properties style:font-name="Liberation Sans" fo:font-size="10pt" style:letter-kerning="true" style:font-name-asian="Microsoft YaHei" style:font-size-asian="10pt" style:font-name-complex="Lucida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2" xml:id="id4" draw:id="id4" draw:layer="layout" svg:width="4.488cm" svg:height="0.646cm" svg:x="1.112cm" svg:y="2.3cm">
          <draw:text-box>
            <text:p text:style-name="P1"><text:span text:style-name="T1">fct_setarcdivide</text:span></text:p>
          </draw:text-box>
        </draw:frame>
        <draw:frame draw:style-name="gr2" draw:text-style-name="P3" xml:id="id3" draw:id="id3" draw:layer="layout" svg:width="4.2cm" svg:height="0.646cm" svg:x="6.2cm" svg:y="2.3cm">
          <draw:text-box>
            <text:p text:style-name="P1"><text:span text:style-name="T2">fct_setarcfusion</text:span></text:p>
          </draw:text-box>
        </draw:frame>
        <draw:frame draw:style-name="gr3" draw:text-style-name="P3" xml:id="id1" draw:id="id1" draw:layer="layout" svg:width="5.087cm" svg:height="0.646cm" svg:x="16.313cm" svg:y="2.3cm">
          <draw:text-box>
            <text:p text:style-name="P1"><text:span text:style-name="T2">fct_setfeaturereplaceplan</text:span></text:p>
          </draw:text-box>
        </draw:frame>
        <draw:frame draw:style-name="gr4" draw:text-style-name="P4" xml:id="id8" draw:id="id8" draw:layer="layout" svg:width="5.4cm" svg:height="0.646cm" svg:x="1cm" svg:y="7.854cm">
          <draw:text-box>
            <text:p text:style-name="P1"><text:span text:style-name="T3">v_edit_</text:span><text:span text:style-name="T4">connec</text:span></text:p>
          </draw:text-box>
        </draw:frame>
        <draw:frame draw:style-name="gr4" draw:text-style-name="P4" xml:id="id10" draw:id="id10" draw:layer="layout" svg:width="5.4cm" svg:height="0.646cm" svg:x="1cm" svg:y="9.5cm">
          <draw:text-box>
            <text:p text:style-name="P1"><text:span text:style-name="T1">v_edit_</text:span><text:span text:style-name="T5">gully</text:span></text:p>
          </draw:text-box>
        </draw:frame>
        <draw:frame draw:style-name="gr5" draw:text-style-name="P5" xml:id="id12" draw:id="id12" draw:layer="layout" svg:width="5.4cm" svg:height="0.646cm" svg:x="1cm" svg:y="11.754cm">
          <draw:text-box>
            <text:p text:style-name="P1"><text:span text:style-name="T2">v_edit_link</text:span></text:p>
          </draw:text-box>
        </draw:frame>
        <draw:frame draw:style-name="gr6" draw:text-style-name="P6" xml:id="id9" draw:id="id9" draw:layer="layout" svg:width="5.8cm" svg:height="0.646cm" svg:x="7.6cm" svg:y="7.9cm">
          <draw:text-box>
            <text:p text:style-name="P1"><text:span text:style-name="T1">trg_edit_connec</text:span></text:p>
          </draw:text-box>
        </draw:frame>
        <draw:frame draw:style-name="gr6" draw:text-style-name="P6" xml:id="id11" draw:id="id11" draw:layer="layout" svg:width="5.8cm" svg:height="0.646cm" svg:x="7.6cm" svg:y="9.554cm">
          <draw:text-box>
            <text:p text:style-name="P1"><text:span text:style-name="T1">trg_edit_gully</text:span></text:p>
          </draw:text-box>
        </draw:frame>
        <draw:frame draw:style-name="gr6" draw:text-style-name="P6" xml:id="id13" draw:id="id13" draw:layer="layout" svg:width="5.8cm" svg:height="0.646cm" svg:x="7.6cm" svg:y="11.8cm">
          <draw:text-box>
            <text:p text:style-name="P1"><text:span text:style-name="T1">trg_edit_link</text:span></text:p>
          </draw:text-box>
        </draw:frame>
        <draw:frame draw:style-name="gr7" draw:text-style-name="P7" xml:id="id5" draw:id="id5" draw:layer="layout" svg:width="5.719cm" svg:height="0.646cm" svg:x="7.781cm" svg:y="5.054cm">
          <draw:text-box>
            <text:p text:style-name="P1"><text:span text:style-name="T6">trg_edit_plan_psector_x_connect</text:span></text:p>
          </draw:text-box>
        </draw:frame>
        <draw:frame draw:style-name="gr8" draw:text-style-name="P5" xml:id="id6" draw:id="id6" draw:layer="layout" svg:width="5.5cm" svg:height="0.646cm" svg:x="0.9cm" svg:y="4.354cm">
          <draw:text-box>
            <text:p text:style-name="P1"><text:span text:style-name="T2">v_edit_plan_psector_x_connec</text:span></text:p>
          </draw:text-box>
        </draw:frame>
        <draw:frame draw:style-name="gr9" draw:text-style-name="P5" xml:id="id7" draw:id="id7" draw:layer="layout" svg:width="5.499cm" svg:height="0.646cm" svg:x="0.901cm" svg:y="5.855cm">
          <draw:text-box>
            <text:p text:style-name="P1"><text:span text:style-name="T2">v_edit_plan_psector_x_gully</text:span></text:p>
          </draw:text-box>
        </draw:frame>
        <draw:frame draw:style-name="gr6" draw:text-style-name="P6" draw:layer="layout" svg:width="4.552cm" svg:height="0.646cm" svg:x="21.148cm" svg:y="10.5cm">
          <draw:text-box>
            <text:p text:style-name="P1"><text:span text:style-name="T1">plan_psector_x_connec</text:span></text:p>
          </draw:text-box>
        </draw:frame>
        <draw:frame draw:style-name="gr6" draw:text-style-name="P6" draw:layer="layout" svg:width="4.6cm" svg:height="0.646cm" svg:x="21.1cm" svg:y="11.446cm">
          <draw:text-box>
            <text:p text:style-name="P1"><text:span text:style-name="T1">plan_psector_x_gully</text:span></text:p>
          </draw:text-box>
        </draw:frame>
        <draw:frame draw:style-name="gr10" draw:text-style-name="P8" xml:id="id2" draw:id="id2" draw:layer="layout" svg:width="5.232cm" svg:height="0.646cm" svg:x="14.768cm" svg:y="5.854cm">
          <draw:text-box>
            <text:p text:style-name="P1"><text:span text:style-name="T2">fct_linktonetwork</text:span></text:p>
          </draw:text-box>
        </draw:frame>
        <draw:frame draw:style-name="gr6" draw:text-style-name="P9" xml:id="id16" draw:id="id16" draw:layer="layout" svg:width="4.449cm" svg:height="0.646cm" svg:x="22.051cm" svg:y="7.654cm">
          <draw:text-box>
            <text:p text:style-name="P1"><text:span text:style-name="T1">trg_connect_update</text:span></text:p>
          </draw:text-box>
        </draw:frame>
        <draw:frame draw:style-name="gr6" draw:text-style-name="P9" xml:id="id14" draw:id="id14" draw:layer="layout" svg:width="4.481cm" svg:height="0.646cm" svg:x="22cm" svg:y="5.854cm">
          <draw:text-box>
            <text:p text:style-name="P1"><text:span text:style-name="T1">trg_plan_psector_link</text:span></text:p>
          </draw:text-box>
        </draw:frame>
        <draw:frame draw:style-name="gr6" draw:text-style-name="P9" draw:layer="layout" svg:width="4.6cm" svg:height="0.646cm" svg:x="15cm" svg:y="10.154cm">
          <draw:text-box>
            <text:p text:style-name="P1"><text:span text:style-name="T1">link</text:span></text:p>
          </draw:text-box>
        </draw:frame>
        <draw:frame draw:style-name="gr6" draw:text-style-name="P9" draw:layer="layout" svg:width="4.6cm" svg:height="0.646cm" svg:x="15cm" svg:y="11.154cm">
          <draw:text-box>
            <text:p text:style-name="P1"><text:span text:style-name="T1">connec</text:span></text:p>
          </draw:text-box>
        </draw:frame>
        <draw:frame draw:style-name="gr6" draw:text-style-name="P9" draw:layer="layout" svg:width="4.6cm" svg:height="0.646cm" svg:x="15cm" svg:y="12.154cm">
          <draw:text-box>
            <text:p text:style-name="P1"><text:span text:style-name="T1">gully</text:span></text:p>
          </draw:text-box>
        </draw:frame>
        <draw:connector draw:style-name="gr11" draw:text-style-name="P10" draw:layer="layout" draw:line-skew="-0.8cm" svg:x1="18.856cm" svg:y1="2.946cm" svg:x2="17.384cm" svg:y2="5.854cm" draw:start-shape="id1" draw:start-glue-point="2" draw:end-shape="id2" draw:end-glue-point="0" svg:d="M18856 2946v654h-1472v2254" svg:viewBox="0 0 1473 2909">
          <text:p/>
        </draw:connector>
        <draw:connector draw:style-name="gr12" draw:text-style-name="P10" draw:layer="layout" draw:line-skew="-0.8cm" svg:x1="8.3cm" svg:y1="2.946cm" svg:x2="17.384cm" svg:y2="5.854cm" draw:start-shape="id3" draw:start-glue-point="2" draw:end-shape="id2" draw:end-glue-point="0" svg:d="M8300 2946v654h9084v2254" svg:viewBox="0 0 9085 2909">
          <text:p/>
        </draw:connector>
        <draw:connector draw:style-name="gr12" draw:text-style-name="P10" draw:layer="layout" draw:line-skew="-0.8cm" svg:x1="3.356cm" svg:y1="2.946cm" svg:x2="17.384cm" svg:y2="5.854cm" draw:start-shape="id4" draw:start-glue-point="2" draw:end-shape="id2" draw:end-glue-point="0" svg:d="M3356 2946v654h14028v2254" svg:viewBox="0 0 14029 2909">
          <text:p/>
        </draw:connector>
        <draw:connector draw:style-name="gr11" draw:text-style-name="P10" draw:layer="layout" svg:x1="13.5cm" svg:y1="5.377cm" svg:x2="14.759cm" svg:y2="5.965cm" draw:start-shape="id5" draw:start-glue-point="1" svg:d="M13500 5377h880v588h379" svg:viewBox="0 0 1260 589">
          <text:p/>
        </draw:connector>
        <draw:connector draw:style-name="gr12" draw:text-style-name="P10" draw:layer="layout" svg:x1="6.4cm" svg:y1="4.677cm" svg:x2="7.781cm" svg:y2="5.377cm" draw:start-shape="id6" draw:start-glue-point="1" draw:end-shape="id5" draw:end-glue-point="3" svg:d="M6400 4677h691v700h690" svg:viewBox="0 0 1382 701">
          <text:p/>
        </draw:connector>
        <draw:connector draw:style-name="gr11" draw:text-style-name="P10" draw:layer="layout" svg:x1="6.4cm" svg:y1="6.178cm" svg:x2="7.781cm" svg:y2="5.377cm" draw:start-shape="id7" draw:start-glue-point="1" draw:end-shape="id5" draw:end-glue-point="3" svg:d="M6400 6178h691v-801h690" svg:viewBox="0 0 1382 802">
          <text:p/>
        </draw:connector>
        <draw:connector draw:style-name="gr11" draw:text-style-name="P10" draw:layer="layout" svg:x1="6.4cm" svg:y1="8.177cm" svg:x2="7.6cm" svg:y2="8.223cm" draw:start-shape="id8" draw:start-glue-point="1" draw:end-shape="id9" draw:end-glue-point="3" svg:d="M6400 8177h600v46h600" svg:viewBox="0 0 1201 47">
          <text:p/>
        </draw:connector>
        <draw:connector draw:style-name="gr11" draw:text-style-name="P10" draw:layer="layout" svg:x1="6.4cm" svg:y1="9.823cm" svg:x2="7.6cm" svg:y2="9.877cm" draw:start-shape="id10" draw:start-glue-point="1" draw:end-shape="id11" draw:end-glue-point="3" svg:d="M6400 9823h600v54h600" svg:viewBox="0 0 1201 55">
          <text:p/>
        </draw:connector>
        <draw:connector draw:style-name="gr11" draw:text-style-name="P10" draw:layer="layout" svg:x1="6.4cm" svg:y1="12.077cm" svg:x2="7.6cm" svg:y2="12.123cm" draw:start-shape="id12" draw:start-glue-point="1" draw:end-shape="id13" svg:d="M6400 12077h600v46h600" svg:viewBox="0 0 1201 47">
          <text:p/>
        </draw:connector>
        <draw:connector draw:style-name="gr11" draw:text-style-name="P10" draw:layer="layout" svg:x1="22cm" svg:y1="6.177cm" svg:x2="20cm" svg:y2="6.177cm" draw:start-shape="id14" draw:start-glue-point="3" draw:end-shape="id2" draw:end-glue-point="1" svg:d="M22000 6177h-2000" svg:viewBox="0 0 2001 1">
          <text:p/>
        </draw:connector>
        <draw:custom-shape draw:style-name="gr13" draw:text-style-name="P11" xml:id="id17" draw:id="id17" draw:layer="layout" svg:width="5cm" svg:height="3cm" svg:x="14.8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15" draw:id="id15" draw:layer="layout" svg:width="5cm" svg:height="2.2cm" svg:x="20.9cm" svg:y="10.2cm">
          <text:p/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25.9cm" svg:y1="11.3cm" svg:x2="26.5cm" svg:y2="7.977cm" draw:start-shape="id15" draw:start-glue-point="1" draw:end-shape="id16" draw:end-glue-point="1" svg:d="M25900 11300h1101v-3323h-501" svg:viewBox="0 0 1102 3324">
          <text:p/>
        </draw:connector>
        <draw:connector draw:style-name="gr11" draw:text-style-name="P10" draw:layer="layout" svg:x1="25.9cm" svg:y1="11.3cm" svg:x2="26.481cm" svg:y2="6.177cm" draw:start-shape="id15" draw:start-glue-point="1" draw:end-shape="id14" draw:end-glue-point="1" svg:d="M25900 11300h1082v-5123h-501" svg:viewBox="0 0 1083 5124">
          <text:p/>
        </draw:connector>
        <draw:connector draw:style-name="gr11" draw:text-style-name="P10" draw:layer="layout" svg:x1="24.275cm" svg:y1="8.3cm" svg:x2="23.633cm" svg:y2="10.179cm" draw:start-shape="id16" draw:start-glue-point="2" svg:d="M24275 8300v1190h-642v689" svg:viewBox="0 0 643 1880">
          <text:p/>
        </draw:connector>
        <draw:connector draw:style-name="gr11" draw:text-style-name="P10" draw:layer="layout" draw:line-skew="0.956cm" svg:x1="17.384cm" svg:y1="6.5cm" svg:x2="23.4cm" svg:y2="10.2cm" draw:start-shape="id2" draw:start-glue-point="2" draw:end-shape="id15" draw:end-glue-point="0" svg:d="M17384 6500v2800h6016v900" svg:viewBox="0 0 6017 3701">
          <text:p/>
        </draw:connector>
        <draw:connector draw:style-name="gr11" draw:text-style-name="P10" draw:layer="layout" draw:line-skew="1.056cm" svg:x1="17.384cm" svg:y1="6.5cm" svg:x2="17.3cm" svg:y2="10cm" draw:start-shape="id2" draw:start-glue-point="2" draw:end-shape="id17" draw:end-glue-point="0" svg:d="M17384 6500v2800h-84v700" svg:viewBox="0 0 85 3501">
          <text:p/>
        </draw:connector>
        <draw:connector draw:style-name="gr11" draw:text-style-name="P10" draw:layer="layout" svg:x1="13.4cm" svg:y1="12.123cm" svg:x2="14.778cm" svg:y2="11.839cm" draw:start-shape="id13" draw:start-glue-point="1" svg:d="M13400 12123h940v-284h438" svg:viewBox="0 0 1379 285">
          <text:p/>
        </draw:connector>
        <draw:custom-shape draw:style-name="gr16" draw:text-style-name="P11" xml:id="id18" draw:id="id18" draw:layer="layout" svg:width="13.2cm" svg:height="3cm" svg:x="0.6cm" svg:y="7.5cm">
          <text:p/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line-skew="-0.314cm 4.514cm 14.014cm" svg:x1="13.8cm" svg:y1="9cm" svg:x2="14.8cm" svg:y2="11.5cm" draw:start-shape="id18" draw:start-glue-point="1" draw:end-shape="id17" draw:end-glue-point="3" svg:d="M13800 9000h200v2500h100 700" svg:viewBox="0 0 1001 2501">
          <text:p/>
        </draw:connector>
        <draw:connector draw:style-name="gr11" draw:text-style-name="P10" draw:layer="layout" draw:line-skew="-6.501cm 1.247cm -0.267cm" svg:x1="13.8cm" svg:y1="9cm" svg:x2="14.768cm" svg:y2="6.177cm" draw:start-shape="id18" draw:start-glue-point="1" draw:end-shape="id2" draw:end-glue-point="3" svg:d="M13800 9000h200v-2400-423h768" svg:viewBox="0 0 969 2824">
          <text:p/>
        </draw:connector>
        <draw:frame draw:style-name="gr17" draw:text-style-name="P3" xml:id="id21" draw:id="id21" draw:layer="layout" svg:width="4.8cm" svg:height="0.646cm" svg:x="22cm" svg:y="2.3cm">
          <draw:text-box>
            <text:p text:style-name="P1"><text:span text:style-name="T2">fct_setlinktonetwork</text:span></text:p>
          </draw:text-box>
        </draw:frame>
        <draw:frame draw:style-name="gr18" draw:text-style-name="P3" xml:id="id20" draw:id="id20" draw:layer="layout" svg:width="4.887cm" svg:height="0.646cm" svg:x="10.914cm" svg:y="2.3cm">
          <draw:text-box>
            <text:p text:style-name="P1"><text:span text:style-name="T2">fct_setfeaturereplace</text:span></text:p>
          </draw:text-box>
        </draw:frame>
        <draw:connector draw:style-name="gr19" draw:text-style-name="P1" xml:id="id19" draw:id="id19" draw:layer="layout" svg:x1="17.384cm" svg:y1="5.854cm" svg:x2="17.384cm" svg:y2="5.854cm" draw:start-shape="id2" draw:start-glue-point="0" draw:end-shape="id2" draw:end-glue-point="0" svg:d="M17384 5854z" svg:viewBox="0 0 1 1">
          <text:p/>
        </draw:connector>
        <draw:connector draw:style-name="gr19" draw:text-style-name="P1" draw:layer="layout" draw:line-skew="-0.8cm" svg:x1="17.384cm" svg:y1="5.854cm" svg:x2="13.357cm" svg:y2="2.946cm" draw:start-shape="id19" draw:start-glue-point="0" draw:end-shape="id20" draw:end-glue-point="2" svg:d="M17384 5854v-2254h-4027v-654" svg:viewBox="0 0 4028 2909">
          <text:p/>
        </draw:connector>
        <draw:connector draw:style-name="gr19" draw:text-style-name="P1" draw:layer="layout" draw:line-skew="-0.8cm" svg:x1="24.4cm" svg:y1="2.946cm" svg:x2="17.384cm" svg:y2="5.854cm" draw:start-shape="id21" draw:start-glue-point="2" draw:end-shape="id19" draw:end-glue-point="0" svg:d="M24400 2946v654h-7016v2254" svg:viewBox="0 0 7017 2909">
          <text:p/>
        </draw:connector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2-29T10:49:40.564000000</meta:creation-date>
    <dc:date>2023-01-02T18:58:40.016000000</dc:date>
    <meta:editing-duration>PT2H6M43S</meta:editing-duration>
    <meta:editing-cycles>7</meta:editing-cycles>
    <meta:generator>LibreOffice/6.3.4.2$Windows_X86_64 LibreOffice_project/60da17e045e08f1793c57c00ba83cdfce946d0aa</meta:generator>
    <meta:document-statistic meta:object-count="69"/>
  </office:meta>
</office:document-meta>
</file>